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font-size="10.5pt" style:font-size-asian="10.5pt" style:font-size-complex="10.5pt"/>
    </style:style>
    <style:style style:name="P3"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style:font-name="Georgia" fo:font-size="10.5pt" style:font-size-asian="10.5pt" style:font-size-complex="10.5pt"/>
    </style:style>
    <style:style style:name="P4" style:family="paragraph" style:parent-style-name="_5b_Normal_5d_">
      <style:paragraph-properties fo:margin-top="0in" fo:margin-bottom="0in" fo:line-height="100%"/>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P5" style:family="paragraph" style:parent-style-name="_5b_Normal_5d_">
      <style:paragraph-properties fo:margin-top="0in" fo:margin-bottom="0in" fo:line-height="100%"/>
      <style:text-properties fo:font-size="10.5pt" style:font-size-asian="10.5pt" style:font-size-complex="10.5pt"/>
    </style:style>
    <style:style style:name="P6"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font-size="10.5pt" style:font-size-asian="10.5pt" style:font-size-complex="10.5pt"/>
    </style:style>
    <style:style style:name="P7"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style>
    <style:style style:name="P8"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9"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10"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11"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12"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13" style:family="paragraph" style:parent-style-name="Standard">
      <style:paragraph-properties fo:margin-left="0in" fo:margin-right="0in" fo:margin-top="0in" fo:margin-bottom="0in" fo:line-height="100%" fo:text-indent="0in" style:auto-text-indent="false"/>
    </style:style>
    <style:style style:name="P14" style:family="paragraph" style:parent-style-name="Standard">
      <style:paragraph-properties fo:margin-top="0in" fo:margin-bottom="0in" fo:line-height="100%"/>
      <style:text-properties style:font-name="Georgia" fo:font-size="10.5pt" style:font-size-asian="10.5pt" style:font-size-complex="10.5pt"/>
    </style:style>
    <style:style style:name="T1" style:family="text">
      <style:text-properties fo:font-weight="bold" style:font-weight-asian="bold" style:font-name-complex="Times New Roman1"/>
    </style:style>
    <style:style style:name="T2" style:family="text">
      <style:text-properties fo:font-weight="bold" style:font-weight-asian="bold" style:font-weight-complex="bold"/>
    </style:style>
    <style:style style:name="T3" style:family="text">
      <style:text-properties style:font-name-complex="Times New Roman1"/>
    </style:style>
    <style:style style:name="T4" style:family="text">
      <style:text-properties style:font-name="Georgia" fo:language="none" fo:country="none" style:font-name-asian="Georgia" style:language-asian="none" style:country-asian="none" style:font-name-complex="Georgia" style:language-complex="none" style:country-complex="none"/>
    </style:style>
    <style:style style:name="T5"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6" style:family="text">
      <style:text-properties style:font-name="Georgia" fo:font-size="10.5pt" fo:font-weight="bold" style:font-size-asian="10.5pt" style:font-weight-asian="bold" style:font-name-complex="Times New Roman1" style:font-size-complex="10.5pt"/>
    </style:style>
    <style:style style:name="T7" style:family="text">
      <style:text-properties style:font-name="Georgia" fo:font-size="10.5pt" style:font-size-asian="10.5pt" style:font-name-complex="Times New Roman1" style:font-size-complex="10.5pt"/>
    </style:style>
    <style:style style:name="T8"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9" style:family="text">
      <style:text-properties style:font-name="Georgia" fo:font-size="10.5pt" fo:language="none" fo:country="none" fo:font-weight="bold"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10" style:family="text">
      <style:text-properties style:font-name="Georgia" fo:language="en" fo:country="US" style:font-name-asian="Georgia" style:language-asian="none" style:country-asian="none" style:font-name-complex="Georgia" style:language-complex="none" style:country-complex="none"/>
    </style:style>
    <style:style style:name="T11" style:family="text">
      <style:text-properties fo:color="#545454" style:font-name="Georgia"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12"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13" style:family="text">
      <style:text-properties fo:color="#000000"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14" style:family="text">
      <style:text-properties style:text-position="super 58%" style:font-name-complex="Times New Roman1"/>
    </style:style>
    <style:style style:name="T15" style:family="text">
      <style:text-properties fo:language="none" fo:country="none" style:font-name-asian="Georgia" style:language-asian="none" style:country-asian="none" style:font-name-complex="Georgia" style:language-complex="none"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 Plan of Worship</text:p>
      <text:p text:style-name="P1"/>
      <text:p text:style-name="P9"><text:span text:style-name="T1">Read:</text:span><text:span text:style-name="T3"> I Chronicles 16:7-15</text:span></text:p>
      <text:p text:style-name="P10"/>
      <text:p text:style-name="P13"><text:span text:style-name="T6">Text:</text:span><text:span text:style-name="T7"> I </text:span><text:span text:style-name="T12">Chronicles 16:7 “Then on that day David delivered first </text:span><text:span text:style-name="T13">this psalm</text:span><text:span text:style-name="T12"> to thank the LORD into the hand of Asaph and his brethren.”</text:span></text:p>
      <text:p text:style-name="P12"/>
      <text:h text:style-name="P11" text:outline-level="3"><text:span text:style-name="T1">Introduction:</text:span><text:span text:style-name="T3"> When we hear a church leader tell the congregation to worship the Lord; what do you think they mean? Are we to silently mummer words of adoration? Are we to jump and shout? Do they want us to rise our hands and sway to the music as we say words of praise? As I read this scripture this week I believe that I found a Biblical outline for worship Much of this message by David is repeated in the 105</text:span><text:span text:style-name="T14">th</text:span><text:span text:style-name="T3"> Psalm.</text:span></text:h>
      <text:p text:style-name="P14"/>
      <text:p text:style-name="P14"><text:span text:style-name="T2">I. Start with thanks: </text:span>8 <text:span text:style-name="T15">“Give thanks unto the LORD, call upon his name, make known his deeds among the people.” [My Tribute] There is great benefit in a public display of gratitude. One of the things missing among the youth of today is the ability to express gratitude. They are able to rationalize, blame and excuse their own behavior but seem incapable of appreciating the good things of life.</text:span></text:p>
      <text:p text:style-name="P14"><text:span text:style-name="T15"><text:s text:c="2"/>The beginning of worship is the giving of thanks. Can you think of any-thing that you are thankful for?</text:span></text:p>
      <text:p text:style-name="P4"/>
      <text:p text:style-name="P5"><text:span text:style-name="T5">II. Do some singing:</text:span><text:span text:style-name="T4"> 9 “Sing unto him, sing psalms unto him, talk ye of all his wondrous works.” [Let's Talk About Jesus] When John and Charles Wesley were writing hymns they were intending to transfer good theology into the new converts who were attending the services of the circuit riding preachers in the new world. Singing was their way of <text:s/>learning theology. An amazing method of memorizing facts is to put them to music. Singing about Gods blessings is how you and I can worship and grow at the same time.</text:span></text:p>
      <text:p text:style-name="P6"><text:span text:style-name="T4"/></text:p>
      <text:p text:style-name="P2"><text:span text:style-name="T5">III. Glory in His Name:</text:span><text:span text:style-name="T4"> 10 “Glory ye in His Holy Name: let the heart of them rejoice that seek the LORD.” [Glory to His Name] Have you ever seen the credit for something you did be taken by another? How did that make you feel? How do you think god is affected when we accept glory that belongs to Him? How does one bring glory to the name of God? The answer is that we pass the glory or credit that belongs to God on to God. When someone brags on us we in turn brag on Jesus. In the words of Paul to the Galatians: It is “...not I but Christ...” </text:span></text:p>
      <text:p text:style-name="P6"><text:span text:style-name="T4"/></text:p>
      <text:p text:style-name="P7"><text:span text:style-name="T9">IV. Seek His face:</text:span><text:span text:style-name="T8"> 11 “Seek the LORD and His strength, seek His face continually.” [Turn Your Eyes Upon Jesus] <text:s/>Seeking His face refers to getting Gods' attention prior to engaging in prayer. Have you ever talked to someone only to discover that the other person wasn't paying attention to a word you said? It can make me upset but <text:s/>it's my fault for not getting their attention before I started talking. How do we get God's attention? Psalm 100:4 says: “</text:span><text:span text:style-name="T12">Enter into his gates with thanksgiving, </text:span><text:span text:style-name="T13">and</text:span><text:span text:style-name="T12"> into his courts with praise: be thankful unto him, </text:span><text:span text:style-name="T13">and</text:span><text:span text:style-name="T12"> bless his name.” Start with thanks, praise Him and bless His name and you will have His attention.</text:span></text:p>
      <text:p text:style-name="P6"><text:span text:style-name="T4"/></text:p>
      <text:p text:style-name="P6"><text:span text:style-name="T5">V. Remember His works, wonders, and Justice:</text:span><text:span text:style-name="T4"> 12 “Remember His marvelous works that He hath done, His wonders, and the judgments of His mouth.” [Count Your Blessings] Can anyone here remember some-thing that God has done for you? Is there a miracle in your past? Is there a time of </text:span><text:span text:style-name="T10">wondrous</text:span><text:span text:style-name="T4"> blessing that you can recall? Have you seen a divine response to a need in your life? <text:s/>A big part of worship is recalling the greatness of God and the things that He has done in your life. </text:span></text:p>
      <text:p text:style-name="P6"><text:span text:style-name="T4"/></text:p>
      <text:p text:style-name="P2"><text:span text:style-name="T5">VI. Recall His covenant/Word:</text:span><text:span text:style-name="T4"> 15 “Be ye mindful always of His covenant; the word </text:span><text:span text:style-name="T11">which</text:span><text:span text:style-name="T4"> He commanded...” [Standing on the Promises] When a severe event </text:span><text:span text:style-name="T10">occurs in your life and the father of lies starts plac-ing doubts</text:span><text:span text:style-name="T4"> in your mind; it's time to remember the promises of God. Romans 8:28 says: “And we know that all things work together for good to them that love God...” Can I say today that there is not a problem that can occur in your life that there is not a promise to counteract. </text:span></text:p>
      <text:p text:style-name="P6"><text:span text:style-name="T4"><text:s text:c="2"/>We worship when we focus on the promise rather than the problem.</text:span></text:p>
      <text:p text:style-name="P6"><text:span text:style-name="T4"/></text:p>
      <text:p text:style-name="P6"><text:span text:style-name="T5">Conclude:</text:span><text:span text:style-name="T4"> When someone encourages us to worship then let's worship. Start with Thanks. Sing, Glory in His name, seek His face, Remember what He has already done and remember the promises of God. That is how David taught the people to worship. </text:span></text:p>
      <text:p text:style-name="P6"><text:span text:style-name="T4">[ Let's Just Praise the Lord]</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5</meta:editing-cycles>
    <meta:creation-date>2014-03-28T17:34:00</meta:creation-date>
    <dc:date>2020-03-03T12:58:26.61</dc:date>
    <meta:editing-duration>P3DT21H15M9S</meta:editing-duration>
    <meta:generator>OpenOffice/4.1.3$Win32 OpenOffice.org_project/413m1$Build-9783</meta:generator>
    <meta:document-statistic meta:table-count="0" meta:image-count="0" meta:object-count="0" meta:page-count="1" meta:paragraph-count="14" meta:word-count="764" meta:character-count="410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